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07cm" table:align="left"/>
    </style:style>
    <style:style style:name="Таблица1.A" style:family="table-column">
      <style:table-column-properties style:column-width="2.611cm"/>
    </style:style>
    <style:style style:name="Таблица1.B" style:family="table-column">
      <style:table-column-properties style:column-width="14.296cm"/>
    </style:style>
    <style:style style:name="Таблица1.1" style:family="table-row">
      <style:table-row-properties style:min-row-height="0.397cm"/>
    </style:style>
    <style:style style:name="Таблица1.A1" style:family="table-cell">
      <style:table-cell-properties style:writing-mode="page"/>
    </style:style>
    <style:style style:name="P1" style:family="paragraph" style:parent-style-name="Table_20_Contents">
      <style:text-properties style:font-name="Times New Roman" fo:font-size="14pt" fo:language="ru" fo:country="RU" fo:font-weight="normal" officeooo:rsid="00006ce0" officeooo:paragraph-rsid="00006ce0" style:font-size-asian="14pt" style:font-weight-asian="normal" style:font-size-complex="14pt" style:font-weight-complex="normal"/>
    </style:style>
    <style:style style:name="P2" style:family="paragraph" style:parent-style-name="Table_20_Contents">
      <style:text-properties style:font-name="Times New Roman" fo:font-size="14pt" fo:font-weight="normal" officeooo:paragraph-rsid="00006ce0" style:font-size-asian="14pt" style:font-weight-asian="normal" style:font-size-complex="14pt" style:font-weight-complex="normal"/>
    </style:style>
    <style:style style:name="P3" style:family="paragraph" style:parent-style-name="Table_20_Contents">
      <style:text-properties style:font-name="Times New Roman" fo:font-size="14pt" fo:font-weight="normal" officeooo:rsid="00006ce0" officeooo:paragraph-rsid="00006ce0" style:font-size-asian="14pt" style:font-weight-asian="normal" style:font-size-complex="14pt" style:font-weight-complex="normal"/>
    </style:style>
    <style:style style:name="P4" style:family="paragraph" style:parent-style-name="Table_20_Contents">
      <style:text-properties style:font-name="Times New Roman" fo:font-size="14pt" fo:font-weight="normal" officeooo:rsid="0001efcf" officeooo:paragraph-rsid="0001efcf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style:font-name="Times New Roman" fo:font-size="14pt" fo:font-weight="normal" officeooo:rsid="00043313" officeooo:paragraph-rsid="00043313" style:font-size-asian="14pt" style:font-weight-asian="normal" style:font-size-complex="14pt" style:font-weight-complex="normal"/>
    </style:style>
    <style:style style:name="P6" style:family="paragraph" style:parent-style-name="Table_20_Contents">
      <style:text-properties style:font-name="Times New Roman" fo:font-size="14pt" fo:language="ru" fo:country="RU" fo:font-style="normal" fo:font-weight="normal" officeooo:rsid="00043313" officeooo:paragraph-rsid="00043313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Table_20_Contents">
      <style:text-properties style:font-name="Times New Roman" fo:font-size="14pt" fo:language="ru" fo:country="RU" fo:font-weight="normal" officeooo:rsid="0004cd85" officeooo:paragraph-rsid="0004cd85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style:font-name="Times New Roman" fo:font-size="14pt" fo:font-weight="normal" officeooo:rsid="0004cd85" officeooo:paragraph-rsid="0004cd85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006ce0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1efcf"/>
    </style:style>
    <style:style style:name="T5" style:family="text">
      <style:text-properties fo:language="en" fo:country="US" officeooo:rsid="0001efcf"/>
    </style:style>
    <style:style style:name="T6" style:family="text">
      <style:text-properties fo:language="ru" fo:country="RU" officeooo:rsid="00038861"/>
    </style:style>
    <style:style style:name="T7" style:family="text">
      <style:text-properties fo:language="en" fo:country="US" officeooo:rsid="00038861"/>
    </style:style>
    <style:style style:name="T8" style:family="text">
      <style:text-properties fo:language="ru" fo:country="RU" officeooo:rsid="0004cd85"/>
    </style:style>
    <style:style style:name="T9" style:family="text">
      <style:text-properties style:font-name="Times New Roman" fo:language="ru" fo:country="RU" fo:font-style="normal" style:font-name-asian="Times New Roman1" style:font-style-asian="normal" style:font-name-complex="Times New Roman1" style:font-style-complex="normal"/>
    </style:style>
    <style:style style:name="T10" style:family="text">
      <style:text-properties style:font-name="Times New Roman" fo:language="ru" fo:country="RU" fo:font-style="normal" officeooo:rsid="0004cd85" style:font-name-asian="Times New Roman1" style:font-style-asian="normal" style:font-name-complex="Times New Roman1" style:font-style-complex="normal"/>
    </style:style>
    <style:style style:name="T11" style:family="text">
      <style:text-properties officeooo:rsid="0004cd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Слайд 1</text:p>
          </table:table-cell>
          <table:table-cell table:style-name="Таблица1.A1" office:value-type="string">
            <text:p text:style-name="P2"><text:span text:style-name="T1">Здравствуйте, уважаемая комиссия. Вашему вниманию предлагается выпускная квалификационная работа на тему «</text:span>Автоматизация процесса развёртывания приложений в кластере Kubernetes на основе применения методик CI/CD <text:span text:style-name="T1">»</text:span></text:p>
          </table:table-cell>
        </table:table-row>
        <table:table-row>
          <table:table-cell table:style-name="Таблица1.A1" office:value-type="string">
            <text:p text:style-name="P1">Слайд 2</text:p>
          </table:table-cell>
          <table:table-cell table:style-name="Таблица1.A1" office:value-type="string">
            <text:p text:style-name="P3">Тема работы актуальна, так как автоматизация способствует снижению рисков человеческого фактора при развертывании приложений и обеспечивает воспроизводимость процессов.</text:p>
            <text:p text:style-name="P3">Цель и задачи работы представлены на слайде 2</text:p>
          </table:table-cell>
        </table:table-row>
        <table:table-row>
          <table:table-cell table:style-name="Таблица1.A1" office:value-type="string">
            <text:p text:style-name="P1">Слайд 3</text:p>
          </table:table-cell>
          <table:table-cell table:style-name="Таблица1.A1" office:value-type="string">
            <text:p text:style-name="P3">Для решения поставленных задач в теоретической части выпускной квалификационной работы рассмотрены современные методологии и инструменты для автоматизации развертывания приложений, а именно: методологии <text:span text:style-name="T2">DevOps </text:span><text:span text:style-name="T3">и </text:span><text:span text:style-name="T2">GitOps, </text:span><text:span text:style-name="T3">практики </text:span><text:span text:style-name="T2">CI/CD, </text:span><text:span text:style-name="T3">возможности платформы </text:span><text:span text:style-name="T2">Kubernetes </text:span><text:span text:style-name="T3">и инструменты </text:span><text:span text:style-name="T4">для деплоймента в </text:span><text:span text:style-name="T5">Kubernetes.</text:span></text:p>
          </table:table-cell>
        </table:table-row>
        <table:table-row>
          <table:table-cell table:style-name="Таблица1.A1" office:value-type="string">
            <text:p text:style-name="P1">Слайд 4</text:p>
          </table:table-cell>
          <table:table-cell table:style-name="Таблица1.A1" office:value-type="string">
            <text:p text:style-name="P4">На первом этапе практической части работы создана и настроена виртуальная машина и дистрибутив<text:span text:style-name="T2"> Kubernetes K3S. </text:span><text:span text:style-name="T3">Затем вся необходимая инфраструктура была развернута в кластер </text:span><text:span text:style-name="T2">K3S </text:span><text:span text:style-name="T3">с использованием </text:span><text:span text:style-name="T2">Helmfile.</text:span></text:p>
          </table:table-cell>
        </table:table-row>
        <table:table-row>
          <table:table-cell table:style-name="Таблица1.A1" office:value-type="string">
            <text:p text:style-name="P1">Слайд 5</text:p>
          </table:table-cell>
          <table:table-cell table:style-name="Таблица1.A1" office:value-type="string">
            <text:p text:style-name="P4">Следующий шаг работы — настройка <text:span text:style-name="T2">Helm </text:span><text:span text:style-name="T3">чарта приложения. На слайде 5 представлены структура чарта, а также отрывки из файлов чарта, на которых показано как выглядит шаблон в </text:span><text:span text:style-name="T2">Helm </text:span><text:span text:style-name="T3">и </text:span><text:span text:style-name="T6">файл со значениями </text:span><text:span text:style-name="T7">values. </text:span><text:span text:style-name="T6">Последний рисунок на слайде — результат подстановки значений - </text:span><text:span text:style-name="T8">манифест</text:span><text:span text:style-name="T6">.</text:span></text:p>
          </table:table-cell>
        </table:table-row>
        <table:table-row>
          <table:table-cell table:style-name="Таблица1.A1" office:value-type="string">
            <text:p text:style-name="P1">Слайд 6</text:p>
          </table:table-cell>
          <table:table-cell table:style-name="Таблица1.A1" office:value-type="string">
            <text:p text:style-name="P5">Для проектирования конвейера были сделаны <text:span text:style-name="T2">UML </text:span><text:span text:style-name="T3">диаграммы.<text:line-break/>На первой диаграмме </text:span><text:span text:style-name="T9">описа</text:span><text:span text:style-name="T10">ны</text:span><text:span text:style-name="T9"> шаги, которые выполн</text:span><text:span text:style-name="T9">яет</text:span><text:span text:style-name="T9"> </text:span><text:span text:style-name="T9">конвейер, а именно:</text:span></text:p>
            <text:p text:style-name="P6">1. проводится тестирование <text:span text:style-name="T11">приложения</text:span>, сборка и отправка образа контейнера в реестр</text:p>
            <text:p text:style-name="P6">2. далее развертывается приложени<text:span text:style-name="T11">е</text:span> в тестовой среде</text:p>
            <text:p text:style-name="P6">3. после успешного развертывания про<text:span text:style-name="T11">ис</text:span>ходит обзор кода</text:p>
            <text:p text:style-name="P6">4. затем приложение развертывается в производственной среде</text:p>
            <text:p text:style-name="P6">Следующая диаграмма отражает отношения между участниками процесса и процессами.</text:p>
            <text:p text:style-name="P6">Последняя диаграмма на слайде детально описывает логику сценариев использования</text:p>
          </table:table-cell>
        </table:table-row>
        <table:table-row>
          <table:table-cell table:style-name="Таблица1.A1" office:value-type="string">
            <text:p text:style-name="P1">Слайд 7</text:p>
          </table:table-cell>
          <table:table-cell table:style-name="Таблица1.A1" office:value-type="string">
            <text:p text:style-name="P5">На слайде 8 представлен способ реализации конвейера с <text:span text:style-name="T11">применением</text:span> платформы <text:span text:style-name="T2">GitHub Actions </text:span><text:span text:style-name="T3">и приложения </text:span><text:span text:style-name="T2">Argo CD.</text:span></text:p>
            <text:p text:style-name="P7">На первом рисунке — код отвечающий за работу <text:span text:style-name="T2">CI, </text:span>на двух других — конфигурация <text:span text:style-name="T2">Argo CD.</text:span></text:p>
          </table:table-cell>
        </table:table-row>
        <table:table-row>
          <table:table-cell table:style-name="Таблица1.A1" office:value-type="string">
            <text:p text:style-name="P1">Слайд 8</text:p>
          </table:table-cell>
          <table:table-cell table:style-name="Таблица1.A1" office:value-type="string">
            <text:p text:style-name="P8">Окончательный этап практической части — тестирование корректности работы конвейера, успешность которого показывает замена изображения в приложении</text:p>
          </table:table-cell>
        </table:table-row>
        <table:table-row>
          <table:table-cell table:style-name="Таблица1.A1" office:value-type="string">
            <text:p text:style-name="P1">Слайд 9</text:p>
          </table:table-cell>
          <table:table-cell table:style-name="Таблица1.A1" office:value-type="string">
            <text:p text:style-name="P8">Выводы по работе представлены на слайде 9. В ходе выполнения выпускной квалификационной работы были реализованы все поставленные задачи, и цель работы достигнута</text:p>
          </table:table-cell>
        </table:table-row>
        <text:soft-page-break/>
        <table:table-row>
          <table:table-cell table:style-name="Таблица1.A1" office:value-type="string">
            <text:p text:style-name="P1">Слайд 10</text:p>
          </table:table-cell>
          <table:table-cell table:style-name="Таблица1.A1" office:value-type="string">
            <text:p text:style-name="P8">Спасибо за внимание!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бычный_7e_LT_7e_Titel" style:display-name="Обычный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3T21:23:42.595622500</meta:creation-date>
    <dc:date>2025-05-23T22:10:58.725884300</dc:date>
    <meta:editing-duration>PT10M56S</meta:editing-duration>
    <meta:editing-cycles>2</meta:editing-cycles>
    <meta:generator>LibreOffice/25.2.3.2$Windows_X86_64 LibreOffice_project/bbb074479178df812d175f709636b368952c2ce3</meta:generator>
    <meta:document-statistic meta:table-count="1" meta:image-count="0" meta:object-count="0" meta:page-count="2" meta:paragraph-count="28" meta:word-count="311" meta:character-count="2350" meta:non-whitespace-character-count="2062"/>
  </office:meta>
</office:document-meta>
</file>